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ndamnée par le cruel sultan Schahriar, la princesse Shéhérazade imagine un habile stratagème pour échapper à la mort. Nuit après nuit, elle l’envoûte avec des histoires fabuleuses où les pauvres chameliers côtoient de puissants vizirs, des génies moqueurs et des femmes aussi belles que redoutables… Plongez dans la magie de l’Orient et redécouvrez neuf de ces contes merveilleux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01:29.123000000</dc:date>
    <meta:editing-duration>PT16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58" meta:character-count="382" meta:non-whitespace-character-count="324"/>
  </office:meta>
</office:document-meta>
</file>